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ntium" fo:font-size="42pt" fo:font-weight="bold" officeooo:rsid="0005fd97" officeooo:paragraph-rsid="0005fd97" style:font-size-asian="36.75pt" style:font-weight-asian="bold" style:font-size-complex="4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ntium" fo:font-size="20pt" fo:font-weight="normal" officeooo:rsid="0005fd97" officeooo:paragraph-rsid="0005fd9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entium" fo:font-size="32pt" fo:font-weight="normal" officeooo:rsid="0005fd97" officeooo:paragraph-rsid="0005fd97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entium" fo:font-size="70pt" fo:font-weight="bold" officeooo:rsid="0005fd97" officeooo:paragraph-rsid="0005fd97" style:font-size-asian="70pt" style:font-weight-asian="bold" style:font-size-complex="7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entium" fo:font-size="60pt" fo:font-weight="normal" officeooo:rsid="0005fd97" officeooo:paragraph-rsid="0005fd97" style:font-size-asian="60pt" style:font-weight-asian="normal" style:font-size-complex="6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Gentium" fo:font-size="16pt" fo:font-weight="bold" officeooo:rsid="0005fd97" officeooo:paragraph-rsid="0005fd9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entium" fo:font-size="40pt" fo:font-weight="normal" officeooo:rsid="0005fd97" officeooo:paragraph-rsid="0005fd97" style:font-size-asian="35pt" style:font-weight-asian="normal" style:font-size-complex="4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entium" fo:font-size="24pt" fo:font-weight="normal" officeooo:rsid="0005fd97" officeooo:paragraph-rsid="0005fd97" style:font-size-asian="24pt" style:font-weight-asian="normal" style:font-size-complex="24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CV Es Castell</text:p>
      <text:p text:style-name="P4">DIPLOMA</text:p>
      <text:p text:style-name="P6">por el mejor jugador del año a:</text:p>
      <text:p text:style-name="P5"><draw:line text:anchor-type="paragraph" draw:z-index="0" draw:name="Línea 1" draw:style-name="gr2" draw:text-style-name="P10" svg:x1="0.706cm" svg:y1="2.247cm" svg:x2="23.328cm" svg:y2="2.141cm"><text:p/></draw:line>Sergi Pons Lagan</text:p>
      <text:p text:style-name="P8">Galardonado el 10 de noviembre, 2022</text:p>
      <text:p text:style-name="P8"/>
      <text:p text:style-name="P8"><draw:path text:anchor-type="paragraph" draw:z-index="3" draw:name="Curva de Bézier 1" draw:style-name="gr1" draw:text-style-name="P9" svg:width="6.637cm" svg:height="2.457cm" draw:transform="rotate (-3.14159265358979) translate (24.1462118578725cm 3.26519355778148cm)" svg:viewBox="0 0 6638 2458" svg:d="M6216 1810c787 252-116-413-291-503-547-282 492-398 450-688-51-354-563 187-847 371-303 196-205 1127-264 238-31-460 393-885 820-1111 346-184 841 373 344 582-492 206-1021 411-1402 793-485 487-718-368-1165-317-419 48-368 631 27 741 496 137 980 692 1455 503 571-229 696-1106 582-1720-78-420-561-765-1058-688-471 73-749 462-1085 741-474 393 836 775-132 502-589-166-1195-35-1799 238-1475 668 3674-298 3042-79-1167 405-2432 728-3651 556-404-57-1936 963-873-159 600-633 1198-1452 2117-1614 580-102 1174-188 1746-79 921 175-709 422-820 449-1364 338 1397 236 1508 239 3108 64 675 347 53 291-858-78-1729 0-2593 0l-662-80 212 53"><text:p/></draw:path></text:p>
      <text:p text:style-name="P8"/>
      <text:p text:style-name="P8"><text:s text:c="6"/>CV Es Castell<text:tab/><text:tab/><text:tab/><text:tab/><text:tab/><text:tab/><text:tab/><text:tab/><text:tab/><text:tab/><text:tab/><text:tab/></text:p>
      <text:p text:style-name="P8"><draw:line text:anchor-type="paragraph" draw:z-index="1" draw:name="Línea 2" draw:style-name="gr1" draw:text-style-name="P9" svg:x1="-0.009cm" svg:y1="0.921cm" svg:x2="8.22cm" svg:y2="0.815cm"><text:p/></draw:line><draw:line text:anchor-type="paragraph" draw:z-index="2" draw:name="Línea horizontal 1" draw:style-name="gr1" draw:text-style-name="P9" svg:x1="16.448cm" svg:y1="0.709cm" svg:x2="23.803cm" svg:y2="0.709cm"><text:p/></draw:line></text:p>
      <text:p text:style-name="P2"><text:s text:c="5"/>Nombre del club<text:tab/><text:tab/><text:tab/><text:tab/><text:tab/><text:tab/><text:tab/><text:tab/><text:tab/><text:tab/> <text:s text:c="8"/>Firma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09:22:01.255078212</meta:creation-date>
    <dc:date>2022-11-14T09:32:58.534224519</dc:date>
    <meta:editing-duration>PT44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7" meta:word-count="27" meta:character-count="178" meta:non-whitespace-character-count="117"/>
  </office:meta>
</office:document-meta>
</file>